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modern" style:font-pitch="variable"/>
    <style:font-face style:name="ArialMT1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b7dff"/>
    </style:style>
    <style:style style:name="P2" style:family="paragraph" style:parent-style-name="Text_20_body">
      <style:text-properties officeooo:paragraph-rsid="001cf881"/>
    </style:style>
    <style:style style:name="P3" style:family="paragraph" style:parent-style-name="Text_20_body">
      <style:text-properties officeooo:paragraph-rsid="001d68c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01e9984"/>
    </style:style>
    <style:style style:name="T1" style:family="text">
      <style:text-properties fo:color="#2a6099" loext:opacity="100%" style:font-name="Nachlieli CLM" fo:font-size="11pt" fo:font-style="italic" officeooo:rsid="0018ab58" style:font-size-asian="11pt" style:font-style-asian="italic" style:font-size-complex="11pt" style:font-style-complex="italic"/>
    </style:style>
    <style:style style:name="T2" style:family="text">
      <style:text-properties fo:color="#2a6099" loext:opacity="100%" style:font-name="Nachlieli CLM" fo:font-size="11pt" fo:font-style="italic" officeooo:rsid="001d68c3" style:font-size-asian="11pt" style:font-style-asian="italic" style:font-size-complex="11pt" style:font-style-complex="italic"/>
    </style:style>
    <style:style style:name="T3" style:family="text">
      <style:text-properties fo:color="#2a6099" loext:opacity="100%" style:font-name="ArialMT" fo:font-size="11pt" fo:font-style="italic" officeooo:rsid="0018ab58" style:font-size-asian="11pt" style:font-style-asian="italic" style:font-size-complex="11pt" style:font-style-complex="italic"/>
    </style:style>
    <style:style style:name="T4" style:family="text">
      <style:text-properties style:font-name="Nachlieli CLM" fo:font-size="11pt" style:font-size-asian="11pt" style:font-size-complex="11pt"/>
    </style:style>
    <style:style style:name="T5" style:family="text">
      <style:text-properties style:font-name="Nachlieli CLM" fo:font-size="11pt" officeooo:rsid="0016f0fe" style:font-size-asian="11pt" style:font-size-complex="11pt"/>
    </style:style>
    <style:style style:name="T6" style:family="text">
      <style:text-properties style:font-name="Nachlieli CLM" fo:font-size="11pt" officeooo:rsid="001e9984" style:font-size-asian="11pt" style:font-size-complex="11pt"/>
    </style:style>
    <style:style style:name="T7" style:family="text">
      <style:text-properties style:font-name="Nachlieli CLM" fo:font-size="11pt" style:text-underline-style="solid" style:text-underline-width="auto" style:text-underline-color="font-color" officeooo:rsid="0018ab58" style:font-size-asian="11pt" style:font-size-complex="11pt"/>
    </style:style>
    <style:style style:name="T8" style:family="text">
      <style:text-properties style:font-name="Nachlieli CLM" fo:font-size="11pt" style:text-underline-style="solid" style:text-underline-width="auto" style:text-underline-color="font-color" officeooo:rsid="0016f0fe" style:font-size-asian="11pt" style:font-size-complex="11pt"/>
    </style:style>
    <style:style style:name="T9" style:family="text">
      <style:text-properties style:font-name="Nachlieli CLM" fo:font-size="11pt" style:text-underline-style="solid" style:text-underline-width="auto" style:text-underline-color="font-color" officeooo:rsid="001b7dff" style:font-size-asian="11pt" style:font-size-complex="11pt"/>
    </style:style>
    <style:style style:name="T10" style:family="text">
      <style:text-properties style:font-name="Nachlieli CLM" fo:font-size="11pt" style:text-underline-style="solid" style:text-underline-width="auto" style:text-underline-color="font-color" fo:font-weight="bold" officeooo:rsid="001b7dff" style:font-size-asian="11pt" style:font-weight-asian="bold" style:font-size-complex="11pt" style:font-weight-complex="bold"/>
    </style:style>
    <style:style style:name="T11" style:family="text">
      <style:text-properties style:font-name="Nachlieli CLM" fo:font-size="11pt" style:text-underline-style="solid" style:text-underline-width="auto" style:text-underline-color="font-color" fo:font-weight="bold" officeooo:rsid="0016f0fe" style:font-size-asian="11pt" style:font-weight-asian="bold" style:font-size-complex="11pt" style:font-weight-complex="bold"/>
    </style:style>
    <style:style style:name="T12" style:family="text">
      <style:text-properties style:font-name="Nachlieli CLM" fo:font-size="11pt" style:text-underline-style="solid" style:text-underline-width="auto" style:text-underline-color="font-color" fo:font-weight="bold" officeooo:rsid="001cf881" style:font-size-asian="11pt" style:font-weight-asian="bold" style:font-size-complex="11pt" style:font-weight-complex="bold"/>
    </style:style>
    <style:style style:name="T13" style:family="text">
      <style:text-properties style:font-name="Nachlieli CLM" fo:font-size="11pt" fo:font-weight="normal" officeooo:rsid="0016f0fe" style:font-size-asian="11pt" style:font-weight-asian="normal" style:font-size-complex="11pt" style:font-weight-complex="normal"/>
    </style:style>
    <style:style style:name="T14" style:family="text">
      <style:text-properties style:font-name="Nachlieli CLM" fo:font-size="11pt" fo:font-weight="normal" officeooo:rsid="001b7dff" style:font-size-asian="11pt" style:font-weight-asian="normal" style:font-size-complex="11pt" style:font-weight-complex="normal"/>
    </style:style>
    <style:style style:name="T15" style:family="text">
      <style:text-properties style:font-name="Nachlieli CLM" fo:font-size="11pt" fo:font-weight="normal" officeooo:rsid="001d68c3" style:font-size-asian="11pt" style:font-weight-asian="normal" style:font-size-complex="11pt" style:font-weight-complex="normal"/>
    </style:style>
    <style:style style:name="T16" style:family="text">
      <style:text-properties style:font-name="Nachlieli CLM" fo:font-size="11pt" fo:font-weight="normal" officeooo:rsid="0018ab58" style:font-size-asian="11pt" style:font-weight-asian="normal" style:font-size-complex="11pt" style:font-weight-complex="normal"/>
    </style:style>
    <style:style style:name="T17" style:family="text">
      <style:text-properties style:font-name="Nachlieli CLM" fo:font-size="18pt" style:text-underline-style="solid" style:text-underline-width="auto" style:text-underline-color="font-color" officeooo:rsid="0018ab58" style:font-size-asian="18pt" style:font-size-complex="18pt"/>
    </style:style>
    <style:style style:name="T18" style:family="text">
      <style:text-properties style:font-name="Nachlieli CLM" fo:font-size="18pt" style:text-underline-style="solid" style:text-underline-width="auto" style:text-underline-color="font-color" officeooo:rsid="001cf881" style:font-size-asian="18pt" style:font-size-complex="18pt"/>
    </style:style>
    <style:style style:name="T19" style:family="text">
      <style:text-properties style:font-name="Nachlieli CLM" fo:font-size="18pt" officeooo:rsid="0016f0fe" style:font-size-asian="18pt" style:font-size-complex="18pt"/>
    </style:style>
    <style:style style:name="T20" style:family="text">
      <style:text-properties fo:color="#ff0000" loext:opacity="100%" style:font-name="Nachlieli CLM" fo:font-size="11pt" fo:font-weight="bold" officeooo:rsid="001b7dff" style:font-size-asian="11pt" style:font-weight-asian="bold" style:font-size-complex="11pt" style:font-weight-complex="bold"/>
    </style:style>
    <style:style style:name="T21" style:family="text">
      <style:text-properties fo:color="#ff0000" loext:opacity="100%" style:font-name="Nachlieli CLM" fo:font-size="11pt" fo:font-weight="bold" officeooo:rsid="0016f0fe" style:font-size-asian="11pt" style:font-weight-asian="bold" style:font-size-complex="11pt" style:font-weight-complex="bold"/>
    </style:style>
    <style:style style:name="T22" style:family="text">
      <style:text-properties fo:color="#ff0000" loext:opacity="100%" style:font-name="Nachlieli CLM" fo:font-size="11pt" officeooo:rsid="001b7dff" style:font-size-asian="11pt" style:font-size-complex="11pt"/>
    </style:style>
    <style:style style:name="T23" style:family="text">
      <style:text-properties officeooo:rsid="001cf881"/>
    </style:style>
    <style:style style:name="T24" style:family="text">
      <style:text-properties fo:color="#c9211e" loext:opacity="100%" style:font-name="Nachlieli CLM" fo:font-size="11pt" fo:font-weight="normal" officeooo:rsid="0016f0fe" style:font-size-asian="11pt" style:font-weight-asian="normal" style:font-size-complex="11pt" style:font-weight-complex="normal"/>
    </style:style>
    <text:list-style style:name="L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7">GUIA PARA CONSTRUIR </text:span></text:span><text:span text:style-name="Strong_20_Emphasis"><text:span text:style-name="T18">IA</text:span></text:span><text:span text:style-name="Strong_20_Emphasis"><text:span text:style-name="T19"><text:line-break/></text:span></text:span><text:span text:style-name="Strong_20_Emphasis"><text:span text:style-name="T5"><text:line-break/></text:span></text:span><text:span text:style-name="Strong_20_Emphasis"><text:span text:style-name="T8">1. **Defin</text:span></text:span><text:span text:style-name="Strong_20_Emphasis"><text:span text:style-name="T7">ir</text:span></text:span><text:span text:style-name="Strong_20_Emphasis"><text:span text:style-name="T8"> <text:s/>Problema**:</text:span></text:span><text:span text:style-name="Strong_20_Emphasis"><text:span text:style-name="T5"><text:line-break/></text:span></text:span></text:p>
      <text:p text:style-name="P2"><text:span text:style-name="Strong_20_Emphasis"><text:span text:style-name="T13">- Identifica claramente qué problema quieres resolver con tu IA.</text:span></text:span><text:span text:style-name="Strong_20_Emphasis"><text:span text:style-name="T5"><text:line-break/></text:span></text:span><text:span text:style-name="Strong_20_Emphasis"><text:span text:style-name="T1">(En nuestro caso queremos analizar una serie de información para poder aconsejar <text:s/>y dar feedback sobre perfil</text:span></text:span><text:span text:style-name="Strong_20_Emphasis"><text:span text:style-name="T2">es</text:span></text:span><text:span text:style-name="Strong_20_Emphasis"><text:span text:style-name="T1"> de Linkedin </text:span></text:span><text:span text:style-name="Strong_20_Emphasis"><text:span text:style-name="T2">de al gente</text:span></text:span><text:span text:style-name="Strong_20_Emphasis"><text:span text:style-name="T1">)</text:span></text:span><text:span text:style-name="Strong_20_Emphasis"><text:span text:style-name="T5"><text:line-break/></text:span></text:span><text:span text:style-name="Strong_20_Emphasis"><text:span text:style-name="T8">2. **Re</text:span></text:span><text:span text:style-name="Strong_20_Emphasis"><text:span text:style-name="T7">unir los</text:span></text:span><text:span text:style-name="Strong_20_Emphasis"><text:span text:style-name="T8"> Datos**:</text:span></text:span></text:p>
      <text:p text:style-name="P2"><text:span text:style-name="Strong_20_Emphasis"><text:span text:style-name="T13">- Busca</text:span></text:span><text:span text:style-name="Strong_20_Emphasis"><text:span text:style-name="T16">r el conjunto de datos relevante para ese análisis</text:span></text:span><text:span text:style-name="Strong_20_Emphasis"><text:span text:style-name="T5"><text:line-break/></text:span></text:span><text:span text:style-name="Strong_20_Emphasis"><text:span text:style-name="T1">(Mediante </text:span></text:span><text:span text:style-name="Strong_20_Emphasis"><text:span text:style-name="T3">Web Scrapper o API de Linkedin</text:span></text:span><text:span text:style-name="Strong_20_Emphasis"><text:span text:style-name="T1">)</text:span></text:span><text:span text:style-name="Strong_20_Emphasis"><text:span text:style-name="T5"><text:line-break/><text:line-break/></text:span></text:span><text:span text:style-name="Strong_20_Emphasis"><text:span text:style-name="T8">3. **Prepara tus Datos**:</text:span></text:span><text:span text:style-name="Strong_20_Emphasis"><text:span text:style-name="T5"><text:line-break/> <text:s/><text:line-break/></text:span></text:span><text:span text:style-name="Strong_20_Emphasis"><text:span text:style-name="T14">Hay que</text:span></text:span><text:span text:style-name="Strong_20_Emphasis"><text:span text:style-name="T13"> lidiar con valores que faltan, sacar datos que no son útiles y asegurarte de que tus datos tengan el formato correcto para el entrenamiento</text:span></text:span><text:span text:style-name="Strong_20_Emphasis"><text:span text:style-name="T5"> </text:span></text:span><text:span text:style-name="Strong_20_Emphasis"><text:span text:style-name="T22">m</text:span></text:span><text:span text:style-name="Strong_20_Emphasis"><text:span text:style-name="T20">ediante </text:span></text:span><text:span text:style-name="Strong_20_Emphasis"><text:span text:style-name="T21">JupyterLab</text:span></text:span></text:p>
      <text:p text:style-name="P1"><text:span text:style-name="Strong_20_Emphasis"><text:span text:style-name="T8">4. **El</text:span></text:span><text:span text:style-name="Strong_20_Emphasis"><text:span text:style-name="T9">egir</text:span></text:span><text:span text:style-name="Strong_20_Emphasis"><text:span text:style-name="T8"> un Modelo</text:span></text:span><text:span text:style-name="Strong_20_Emphasis"><text:span text:style-name="T5"><text:line-break/><text:line-break/></text:span></text:span><text:span text:style-name="Strong_20_Emphasis"><text:span text:style-name="T13">Para entrenar una IA, es crucial elegir </text:span></text:span><text:span text:style-name="Strong_20_Emphasis"><text:span text:style-name="T14">un modelo adecuado</text:span></text:span><text:span text:style-name="Strong_20_Emphasis"><text:span text:style-name="T13"> <text:line-break/><text:line-break/></text:span></text:span><text:span text:style-name="Strong_20_Emphasis"><text:span text:style-name="T10">CONSIDERACIONES A TENER EN CUENTA PARA HACERLO</text:span></text:span></text:p>
      <text:p text:style-name="P6"><text:span text:style-name="Strong_20_Emphasis"><text:span text:style-name="T13"><text:s/>**Tipo de problema**: Determina si estás tratando de predecir valores numéricos continuos (regresión) o clasificar datos en categorías (clasificación).<text:line-break/><text:line-break/> **Tamaño y complejidad de los datos**: Algunos modelos funcionan mejor con conjuntos de datos pequeños y simples, mientras que otros son más adecuados para conjuntos de datos grandes y complejos.<text:line-break/><text:line-break/> **Interpretabilidad**: Decide si es importante entender cómo funciona el modelo y cómo llega a sus predicciones.<text:line-break/><text:line-break/>**Rendimiento**: Evalúa el rendimiento de varios modelos en tu conjunto de datos utilizando técnicas como la validación cruzada y compara sus métricas de rendimiento.<text:line-break/><text:line-break/></text:span></text:span><text:span text:style-name="Strong_20_Emphasis"><text:span text:style-name="T11">A</text:span></text:span><text:span text:style-name="Strong_20_Emphasis"><text:span text:style-name="T12">cá</text:span></text:span><text:span text:style-name="Strong_20_Emphasis"><text:span text:style-name="T11"> algunos modelos de aprendizaje automático comunes:</text:span></text:span><text:span text:style-name="Strong_20_Emphasis"><text:span text:style-name="T13"><text:line-break/><text:line-break/>1. **Regresión Lineal**: Para predecir valores numéricos continuos.<text:line-break/><text:line-break/>2. **Regresión Logística**: Para problemas de clasificación binaria.<text:line-break/><text:line-break/>3. **Árboles de Decisión**: Para problemas de clasificación y regresión, son fáciles de interpretar.<text:line-break/><text:line-break/>4. **Random Forests**: Conjunto de árboles de decisión que mejora la precisión y reduce el sobreajuste.</text:span></text:span><text:span text:style-name="Strong_20_Emphasis"><text:span text:style-name="T5"><text:line-break/><text:line-break/></text:span></text:span><text:span text:style-name="Strong_20_Emphasis"><text:span text:style-name="T13">5. **Máquinas de Vectores de Soporte (SVM)**: Para problemas de clasificación y regresión, busca la mejor separación entre clases.<text:line-break/></text:span></text:span><text:soft-page-break/><text:span text:style-name="Strong_20_Emphasis"><text:span text:style-name="T13"><text:line-break/>6. **Clasificador Naive Bayes**: Se basa en el teorema de Bayes y es especialmente útil para</text:span></text:span><text:span text:style-name="Strong_20_Emphasis"><text:span text:style-name="T5"> </text:span></text:span><text:span text:style-name="Strong_20_Emphasis"><text:span text:style-name="T13">problemas de clasificación de texto.<text:line-break/><text:line-break/>7. **K-Vecinos Más Cercanos (KNN)**: Clasifica una nueva instancia basándose en las instancias de entrenamiento más cercanas.<text:line-break/><text:line-break/>8. **</text:span></text:span><text:span text:style-name="Strong_20_Emphasis"><text:span text:style-name="T24">Redes Neuronales Artificiales</text:span></text:span><text:span text:style-name="Strong_20_Emphasis"><text:span text:style-name="T13">**: Utilizadas en una amplia variedad de problemas de clasificación y regresión, son especialmente potentes para datos no lineales y de alta dimensionalidad.</text:span></text:span><text:span text:style-name="Strong_20_Emphasis"><text:span text:style-name="T5"><text:line-break/></text:span></text:span><text:span text:style-name="Strong_20_Emphasis"><text:span text:style-name="T6">(tabla ; .20 columnas) :info del perfil<text:line-break/>redes neuronales<text:line-break/><text:line-break/>Se divide en capas <text:line-break/><text:line-break/>Teoria necesaria: yt<text:line-break/><text:line-break/>dato de salida (necesario):</text:span></text:span></text:p>
      <text:p text:style-name="P6"><text:span text:style-name="Strong_20_Emphasis"><text:span text:style-name="T5"><text:line-break/><text:line-break/><text:line-break/></text:span></text:span><text:span text:style-name="Strong_20_Emphasis"><text:span text:style-name="T8">5. **Entrena tu Modelo**:</text:span></text:span><text:span text:style-name="Strong_20_Emphasis"><text:span text:style-name="T5"><text:line-break/> <text:s text:c="2"/></text:span></text:span><text:span text:style-name="Strong_20_Emphasis"><text:span text:style-name="T13">- Utiliza bibliotecas como scikit-learn en Python para entrenar tu modelo. <text:line-break/> <text:s/>- </text:span></text:span><text:span text:style-name="T4">El proceso de entrenamiento de un modelo implica ajustar los parámetros del algoritmo elegido utilizando un conjunto de datos de entrenamiento. <text:line-break/></text:span><text:span text:style-name="Strong_20_Emphasis"><text:span text:style-name="T6">5000 usuarios<text:line-break/>4500 entrenamiento<text:line-break/>500 de sobra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8">6. **Evalúa y Ajusta tu Modelo**:</text:span></text:span><text:span text:style-name="Strong_20_Emphasis"><text:span text:style-name="T5"><text:line-break/></text:span></text:span><text:span text:style-name="Strong_20_Emphasis"><text:span text:style-name="T13"> - </text:span></text:span><text:span text:style-name="Strong_20_Emphasis"><text:span text:style-name="T15">Fijate</text:span></text:span><text:span text:style-name="Strong_20_Emphasis"><text:span text:style-name="T13"> el rendimiento de tu modelo utilizando métricas apropiadas y compáralo con un conjunto de datos de prueba. Aprende a interpretar los resultados y ajusta tu modelo según sea necesario.</text:span></text:span></text:p>
      <text:list text:style-name="L1">
        <text:list-item>
          <text:list>
            <text:list-item>
              <text:p text:style-name="P5">U<text:span text:style-name="T23">sa</text:span> métricas adecuadas para evaluar el rendimiento del modelo.</text:p>
            </text:list-item>
            <text:list-item>
              <text:p text:style-name="P5">Compara el rendimiento con un conjunto de datos de prueba.</text:p>
            </text:list-item>
            <text:list-item>
              <text:p text:style-name="P5">Ajusta el modelo según sea necesario, como cambiar los hiperparámetros o probar diferentes algoritmos.</text:p>
            </text:list-item>
            <text:list-item>
              <text:p text:style-name="P4">Asegúrate de que el modelo generalice bien a nuevos datos.</text:p>
            </text:list-item>
          </text:list>
        </text:list-item>
      </text:list>
      <text:p text:style-name="P2"><text:span text:style-name="Strong_20_Emphasis"><text:span text:style-name="T5">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modern" style:font-pitch="variable"/>
    <style:font-face style:name="ArialMT1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1:13:40.677000000</meta:creation-date>
    <dc:date>2024-05-21T23:11:50.207000000</dc:date>
    <meta:editing-duration>PT5H32M26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12" meta:word-count="486" meta:character-count="3265" meta:non-whitespace-character-count="2751"/>
  </office:meta>
</office:document-meta>
</file>